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d1" officeooo:paragraph-rsid="001532d1"/>
    </style:style>
    <style:style style:name="P2" style:family="paragraph" style:parent-style-name="Standard">
      <style:text-properties fo:color="#c9211e"/>
    </style:style>
    <style:style style:name="T1" style:family="text">
      <style:text-properties officeooo:rsid="00161a7b"/>
    </style:style>
    <style:style style:name="T2" style:family="text">
      <style:text-properties officeooo:rsid="00177abc"/>
    </style:style>
    <style:style style:name="T3" style:family="text">
      <style:text-properties fo:color="#000000" officeooo:rsid="00177abc"/>
    </style:style>
    <style:style style:name="T4" style:family="text">
      <style:text-properties fo:color="#000000" officeooo:rsid="001939d5"/>
    </style:style>
    <style:style style:name="T5" style:family="text">
      <style:text-properties officeooo:rsid="0017a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tions:</text:p>
      <text:p text:style-name="Standard">• Il est courant dans la définition des fichiers hpp d’ajouter le test</text:p>
      <text:p text:style-name="Standard">#ifndef __EQ2DEG_HPP/#define __EQ2DEG_HPP/#endif c’est même une ”bonne pratique”:</text:p>
      <text:p text:style-name="P2">– Expliquez comment ce test fonctionne.</text:p>
      <text:p text:style-name="P1"><text:tab/><text:span text:style-name="T1">Ce test permet de ne pas rentrer dans une boucle d’inclusion infinie.</text:span></text:p>
      <text:p text:style-name="P1"><text:tab/><text:span text:style-name="T1">Admettons qu’on a deux fichiers, un a.h et un b.h</text:span></text:p>
      <text:p text:style-name="P1"><text:tab/><text:span text:style-name="T1">et que dans a.h il y a #include b.h</text:span></text:p>
      <text:p text:style-name="P1"><text:tab/><text:span text:style-name="T1">et que dans b.h il y a #include a.h</text:span></text:p>
      <text:p text:style-name="P1"><text:tab/><text:span text:style-name="T1">en faisant un #ifndef A_H</text:span></text:p>
      <text:p text:style-name="P1"><text:tab/><text:tab/><text:tab/><text:span text:style-name="T1">#define A_H</text:span></text:p>
      <text:p text:style-name="P1"><text:tab/><text:tab/><text:tab/><text:span text:style-name="T2">#include « b.h »</text:span></text:p>
      <text:p text:style-name="P1"><text:tab/><text:tab/><text:tab/><text:span text:style-name="T2">#endif</text:span></text:p>
      <text:p text:style-name="P1"><text:tab/><text:span text:style-name="T2">Le proporcesseur va executer ce q’uil y a dans le #ifndef que si A_H n’est pas défini. </text:span></text:p>
      <text:p text:style-name="P1"><text:tab/><text:span text:style-name="T2">Et comme il est défini à l’intérieur de la condition, on ne peut rentrer qu’une fois dedans.</text:span></text:p>
      <text:p text:style-name="P1"/>
      <text:p text:style-name="P2">– Pourquoi ajouter un tel test de manière systématique.</text:p>
      <text:p text:style-name="P2"><text:tab/><text:span text:style-name="T3">Cela évite les boucles car apriori c’est dur à détecter sur des gros projets.</text:span></text:p>
      <text:p text:style-name="Standard"/>
      <text:p text:style-name="P2">• Dans les exemples utilisés pendant le cours, les attributs étaient déclarés ”private”, ici ils sont</text:p>
      <text:p text:style-name="P2">”protected”. Quel est l’intérêt?</text:p>
      <text:p text:style-name="Standard"><text:tab/><text:span text:style-name="T2">Private ne permet pas aux class héritée de les modifier et de même pour les utilisateurs.</text:span></text:p>
      <text:p text:style-name="Standard"><text:tab/><text:span text:style-name="T5">Alors qu’en protected, les attributs sont toujours protégers des utilisateurs mais peuvent être</text:span></text:p>
      <text:p text:style-name="Standard"><text:tab/><text:span text:style-name="T5">modifiés par les class hérité.</text:span></text:p>
      <text:p text:style-name="Standard"/>
      <text:p text:style-name="Standard">• Implémentez le fichier solverc.cpp utilisant la classe Eq2degComp pour résoudre les équations à</text:p>
      <text:p text:style-name="Standard">racines complexes. Utilisez bien des pointeurs sur les objet pour bénéficier du polymorphisme et</text:p>
      <text:p text:style-name="Standard">de l’héritage.</text:p>
      <text:p text:style-name="Standard"/>
      <text:p text:style-name="P2">• Certaines méthodes sont déclarées ”virtual”:</text:p>
      <text:p text:style-name="P2">– Quel est l’intérêt et que se passe-t-il à l’appel d’une telle méthode?</text:p>
      <text:p text:style-name="Standard"><text:tab/>Les fonctions virtuelles permettent d’exprimer des différences de comportement entre des <text:tab/>classes de la même famille.</text:p>
      <text:p text:style-name="Standard"/>
      <text:p text:style-name="P2">– Pourquoi le constructeur n’est pas virtual?</text:p>
      <text:p text:style-name="P2"><text:tab/><text:span text:style-name="T4"> </text:span></text:p>
      <text:p text:style-name="P2">– Pourquoi le destructeur est virtual? c’est d’ailleurs une bonne pratique.</text:p>
      <text:p text:style-name="P2"/>
      <text:p text:style-name="P2">– Pourquoi ne pas avoir déclaré la méthode getRoot virtual? Quel sont les risque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09:59:38.888427009</meta:creation-date>
    <dc:date>2020-03-20T10:54:17.769139774</dc:date>
    <meta:editing-duration>PT22M28S</meta:editing-duration>
    <meta:editing-cycles>2</meta:editing-cycles>
    <meta:generator>LibreOffice/6.3.4.2$Linux_X86_64 LibreOffice_project/60da17e045e08f1793c57c00ba83cdfce946d0aa</meta:generator>
    <meta:document-statistic meta:table-count="0" meta:image-count="0" meta:object-count="0" meta:page-count="1" meta:paragraph-count="31" meta:word-count="282" meta:character-count="1771" meta:non-whitespace-character-count="1488"/>
  </office:meta>
</office:document-meta>
</file>